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sub>
            <mi>c</mi>
            <mn>1</mn>
          </msub>
          <msub>
            <mi>f</mi>
            <mn>1</mn>
          </msub>
          <mrow>
            <mi/>
            <mo stretchy="false">+</mo>
            <mi/>
          </mrow>
          <msub>
            <mi>c</mi>
            <mn>2</mn>
          </msub>
          <msub>
            <mi>f</mi>
            <mn>2</mn>
          </msub>
          <mi>,</mi>
          <mi>g</mi>
        </mrow>
        <mo stretchy="false">}</mo>
      </mrow>
      <mrow>
        <mi/>
        <mo stretchy="false">=</mo>
        <mi/>
      </mrow>
      <msub>
        <mi>c</mi>
        <mn>1</mn>
      </msub>
      <mrow>
        <mo stretchy="false">{</mo>
        <mrow>
          <msub>
            <mi>f</mi>
            <mn>1</mn>
          </msub>
          <mi>,</mi>
          <mi>g</mi>
        </mrow>
        <mo stretchy="false">}</mo>
      </mrow>
      <mrow>
        <mi/>
        <mo stretchy="false">+</mo>
        <mi/>
      </mrow>
      <msub>
        <mi>c</mi>
        <mn>2</mn>
      </msub>
      <mrow>
        <mo stretchy="false">{</mo>
        <mrow>
          <msub>
            <mi>f</mi>
            <mn>2</mn>
          </msub>
          <mi>,</mi>
          <mi>g</mi>
        </mrow>
        <mo stretchy="false">}</mo>
      </mrow>
      <mi/>
      <mi>,</mi>
      <mi/>
      <msub>
        <mi>c</mi>
        <mn>1</mn>
      </msub>
      <mi>,</mi>
      <msub>
        <mi>c</mi>
        <mn>2</mn>
      </msub>
      <mi/>
      <mi mathvariant="normal">:</mi>
      <mi/>
      <mtext> Konstante</mtext>
    </mrow>
    <annotation encoding="StarMath 5.0">lbrace c_1 f_1 ` + ` c_2 f_2 , g rbrace ` = ` c_1 lbrace f_1 , g rbrace ` + ` c_2 lbrace f_2 , g rbrace `, ~~~ c_1 , c_2 ` : ` " Konstante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25:32.292000000</meta:creation-date>
    <meta:generator>LibreOffice/4.1.4.2$Windows_x86 LibreOffice_project/0a0440ccc0227ad9829de5f46be37cfb6edcf72</meta:generator>
  </office:meta>
</office:document-meta>
</file>